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 </text:p>
      <text:h text:style-name="Heading_20_1" text:outline-level="1"><text:span text:style-name="Strong_20_Emphasis">Real State Lead Management API</text:span></text:h>
      <text:p text:style-name="P1"> </text:p>
      <text:p text:style-name="Text_20_body">Whimsical board containing models: <text:a xlink:type="simple" xlink:href="https://whimsical.com/lead-collecting-api-QfL84uYedb7LTGLpTY7vRe@5QtYEQ3Nz4jB8MWWU" office:target-frame-name="_blank" xlink:show="new" text:style-name="Internet_20_link" text:visited-style-name="Visited_20_Internet_20_Link">https://whimsical.com/lead-collecting-api-QfL84uYedb7LTGLpTY7vRe@5QtYEQ3Nz4jB8MWWU</text:a></text:p>
      <text:h text:style-name="Heading_20_2" text:outline-level="2">🎯 <text:span text:style-name="Strong_20_Emphasis">Project Scope (I am Building)</text:span></text:h>
      <text:p text:style-name="Text_20_body">I am building a <text:span text:style-name="Strong_20_Emphasis">secure, scalable backend API</text:span> that allows real estate agents or agencies to:</text:p>
      <text:list text:style-name="L1">
        <text:list-item>
          <text:p text:style-name="P2">Collect and store buyer/seller inquiries (leads)</text:p>
        </text:list-item>
        <text:list-item>
          <text:p text:style-name="P2">View, manage, and delete these leads securely</text:p>
        </text:list-item>
        <text:list-item>
          <text:p text:style-name="P2">Receive notifications when a new lead is submitted</text:p>
        </text:list-item>
        <text:list-item>
          <text:p text:style-name="P2">Export lead data for business use</text:p>
        </text:list-item>
        <text:list-item>
          <text:p text:style-name="P3">Authenticate access to the lead database (admin-only)</text:p>
        </text:list-item>
      </text:list>
      <text:p text:style-name="Quotations">This will be a <text:span text:style-name="Strong_20_Emphasis">RESTful API</text:span> built with <text:span text:style-name="Strong_20_Emphasis">Node.js</text:span>, <text:span text:style-name="Strong_20_Emphasis">Express</text:span>, and <text:span text:style-name="Strong_20_Emphasis">MongoDB</text:span>, with secure admin login and optional deployment.</text:p>
      <text:p text:style-name="Horizontal_20_Line"/>
      <text:h text:style-name="Heading_20_2" text:outline-level="2">📌 <text:span text:style-name="Strong_20_Emphasis">Use Cases</text:span></text:h>
      <text:h text:style-name="Heading_20_3" text:outline-level="3">🏠 1. <text:span text:style-name="Strong_20_Emphasis">Lead Capture From Website Form</text:span></text:h>
      <text:list text:style-name="L2">
        <text:list-item>
          <text:p text:style-name="P5">A potential buyer fills out a contact form on a real estate website</text:p>
        </text:list-item>
        <text:list-item>
          <text:p text:style-name="P5">Data (name, phone, property interest, budget, etc.) is sent to I can API</text:p>
        </text:list-item>
        <text:list-item>
          <text:p text:style-name="P4">The API securely stores it in the database</text:p>
        </text:list-item>
      </text:list>
      <text:p text:style-name="Horizontal_20_Line"/>
      <text:h text:style-name="Heading_20_3" text:outline-level="3">👀 2. <text:span text:style-name="Strong_20_Emphasis">Admin Views All Leads</text:span></text:h>
      <text:list text:style-name="L3">
        <text:list-item>
          <text:p text:style-name="P7">The real estate agent logs in securely</text:p>
        </text:list-item>
        <text:list-item>
          <text:p text:style-name="P7">They fetch a list of all leads, sorted by time, property type, or location</text:p>
        </text:list-item>
        <text:list-item>
          <text:p text:style-name="P6">They can click on any lead to see full details</text:p>
        </text:list-item>
      </text:list>
      <text:p text:style-name="Horizontal_20_Line"/>
      <text:h text:style-name="Heading_20_3" text:outline-level="3">🗑 3. <text:span text:style-name="Strong_20_Emphasis">Delete a Lead</text:span></text:h>
      <text:list text:style-name="L4">
        <text:list-item>
          <text:p text:style-name="P8">Admin can delete a lead (e.g., spam or irrelevant entry)</text:p>
        </text:list-item>
      </text:list>
      <text:p text:style-name="Horizontal_20_Line"/>
      <text:h text:style-name="Heading_20_3" text:outline-level="3">🔐 4. <text:span text:style-name="Strong_20_Emphasis">Secure Authentication</text:span></text:h>
      <text:list text:style-name="L5">
        <text:list-item>
          <text:p text:style-name="P10">Admin logs in using email/password</text:p>
        </text:list-item>
        <text:list-item>
          <text:p text:style-name="P10">Gets a <text:span text:style-name="Strong_20_Emphasis">JWT token</text:span> to access protected endpoints</text:p>
        </text:list-item>
        <text:list-item>
          <text:p text:style-name="P9"><text:soft-page-break/>Without a token, all admin routes are blocked</text:p>
        </text:list-item>
      </text:list>
      <text:p text:style-name="Horizontal_20_Line"/>
      <text:h text:style-name="Heading_20_3" text:outline-level="3">📧 5. <text:span text:style-name="Strong_20_Emphasis">Email Notification (Optional)</text:span></text:h>
      <text:list text:style-name="L6">
        <text:list-item>
          <text:p text:style-name="P11">Each time a new lead is submitted, the agent receives an email summary</text:p>
        </text:list-item>
      </text:list>
      <text:p text:style-name="Horizontal_20_Line"/>
      <text:h text:style-name="Heading_20_3" text:outline-level="3">📤 6. <text:span text:style-name="Strong_20_Emphasis">Export Leads as CSV (Optional)</text:span></text:h>
      <text:list text:style-name="L7">
        <text:list-item>
          <text:p text:style-name="P12">Agent can export all stored leads in <text:span text:style-name="Source_20_Text">.csv</text:span> format for CRM or analysis</text:p>
        </text:list-item>
      </text:list>
      <text:p text:style-name="Horizontal_20_Line"/>
      <text:h text:style-name="Heading_20_3" text:outline-level="3">📈 7. <text:span text:style-name="Strong_20_Emphasis">Integration Ready</text:span></text:h>
      <text:list text:style-name="L8">
        <text:list-item>
          <text:p text:style-name="P14">Can be connected to a basic frontend (like a React contact form)</text:p>
        </text:list-item>
        <text:list-item>
          <text:p text:style-name="P13">Can later be expanded to connect with tools like <text:span text:style-name="Strong_20_Emphasis">Zapier</text:span>, <text:span text:style-name="Strong_20_Emphasis">Google Sheets</text:span>, <text:span text:style-name="Strong_20_Emphasis">WhatsApp</text:span>, etc.</text:p>
        </text:list-item>
      </text:list>
      <text:p text:style-name="Horizontal_20_Line"/>
      <text:h text:style-name="Heading_20_2" text:outline-level="2">🚀 Bonus Value:</text:h>
      <text:p text:style-name="Text_20_body">I can later sell this as:</text:p>
      <text:list text:style-name="L9">
        <text:list-item>
          <text:p text:style-name="P15">A <text:span text:style-name="Strong_20_Emphasis">backend-only microservice</text:span></text:p>
        </text:list-item>
        <text:list-item>
          <text:p text:style-name="P15">A part of a <text:span text:style-name="Strong_20_Emphasis">custom lead management dashboard</text:span></text:p>
        </text:list-item>
        <text:list-item>
          <text:p text:style-name="P16">A plug-and-play backend for any real estate websit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21:54:35.723794990</meta:creation-date>
    <dc:date>2025-06-01T21:54:50.677257192</dc:date>
    <meta:editing-duration>PT16S</meta:editing-duration>
    <meta:editing-cycles>1</meta:editing-cycles>
    <meta:document-statistic meta:table-count="0" meta:image-count="0" meta:object-count="0" meta:page-count="2" meta:paragraph-count="39" meta:word-count="324" meta:character-count="1815" meta:non-whitespace-character-count="1548"/>
    <meta:generator>LibreOffice/24.2.7.2$Linux_X86_64 LibreOffice_project/420$Build-2</meta:generator>
  </office:meta>
</office:document-meta>
</file>